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29cm" fo:min-width="2.067cm" fo:padding-top="0.166cm" fo:padding-bottom="0.166cm" fo:padding-left="0.291cm" fo:padding-right="0.29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44cm" fo:min-width="1.316cm"/>
    </style:style>
    <style:style style:name="gr3" style:family="graphic" style:parent-style-name="standard">
      <style:graphic-properties svg:stroke-width="0.018cm" svg:stroke-color="#000000" draw:marker-start-width="0.228cm" draw:marker-end-width="0.228cm" draw:fill-color="#ffffff" draw:textarea-horizontal-align="justify" draw:textarea-vertical-align="middle" draw:auto-grow-height="false" fo:min-height="1.331cm" fo:min-width="2.384cm" fo:padding-top="0.135cm" fo:padding-bottom="0.135cm" fo:padding-left="0.26cm" fo:padding-right="0.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13cm" fo:min-width="0.945cm"/>
    </style:style>
    <style:style style:name="gr6" style:family="graphic" style:parent-style-name="standard">
      <style:graphic-properties svg:stroke-width="0.018cm" svg:stroke-color="#000000" draw:marker-start-width="0.228cm" draw:marker-end-width="0.228cm" draw:fill-color="#ffffff" draw:textarea-horizontal-align="justify" draw:textarea-vertical-align="middle" draw:auto-grow-height="false" fo:min-height="4.931cm" fo:min-width="3.58cm" fo:padding-top="0.135cm" fo:padding-bottom="0.135cm" fo:padding-left="0.26cm" fo:padding-right="0.26cm"/>
    </style:style>
    <style:style style:name="gr7" style:family="graphic" style:parent-style-name="standard">
      <style:graphic-properties svg:stroke-width="0.018cm" svg:stroke-color="#000000" draw:marker-start-width="0.228cm" draw:marker-end-width="0.228cm" draw:fill-color="#ffffff" draw:textarea-horizontal-align="justify" draw:textarea-vertical-align="middle" draw:auto-grow-height="false" fo:min-height="1.13cm" fo:min-width="2.78cm" fo:padding-top="0.135cm" fo:padding-bottom="0.135cm" fo:padding-left="0.26cm" fo:padding-right="0.26cm"/>
    </style:style>
    <style:style style:name="gr8" style:family="graphic" style:parent-style-name="standard">
      <style:graphic-properties svg:stroke-width="0.018cm" svg:stroke-color="#000000" draw:marker-start-width="0.228cm" draw:marker-end-width="0.228cm" svg:stroke-opacity="0%" draw:fill-color="#ffffff" draw:opacity="1%" draw:textarea-horizontal-align="justify" draw:textarea-vertical-align="middle" draw:auto-grow-height="false" fo:min-height="1.13cm" fo:min-width="2.78cm" fo:padding-top="0.135cm" fo:padding-bottom="0.135cm" fo:padding-left="0.26cm" fo:padding-right="0.26cm"/>
    </style:style>
    <style:style style:name="gr9" style:family="graphic" style:parent-style-name="standard">
      <style:graphic-properties svg:stroke-width="0.018cm" svg:stroke-color="#000000" draw:marker-start-width="0.228cm" draw:marker-end-width="0.228cm" svg:stroke-opacity="0%" draw:fill-color="#ffffff" draw:opacity="0%" draw:textarea-horizontal-align="justify" draw:textarea-vertical-align="middle" draw:auto-grow-height="false" fo:min-height="1.331cm" fo:min-width="2.384cm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 draw:opacity="1%"/>
      <style:paragraph-properties fo:text-align="center"/>
      <style:text-properties fo:font-size="10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 draw:opacity="0%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49cm" svg:height="1.622cm" svg:x="7.818cm" svg:y="6.568cm">
          <text:p text:style-name="P1"><text:span text:style-name="T1">FlowSeg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568cm" svg:height="1.406cm" svg:x="7.823cm" svg:y="3.701cm">
          <text:p text:style-name="P1"><text:span text:style-name="T1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2.904cm" svg:height="1.601cm" svg:x="7.688cm" svg:y="0.714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142cm" svg:y1="6.568cm" svg:x2="9.107cm" svg:y2="5.107cm" draw:start-shape="id1" draw:start-glue-point="0" draw:end-shape="id2" draw:end-glue-point="8" svg:d="M9142 6568l-35-1461" svg:viewBox="0 0 36 1462">
          <text:p/>
        </draw:connector>
        <draw:connector draw:style-name="gr4" draw:text-style-name="P3" draw:layer="layout" draw:type="line" svg:x1="9.107cm" svg:y1="3.701cm" svg:x2="9.14cm" svg:y2="2.315cm" draw:start-shape="id2" draw:start-glue-point="4" draw:end-shape="id3" draw:end-glue-point="2" svg:d="M9107 3701l33-1386" svg:viewBox="0 0 34 1387">
          <text:p/>
        </draw:connector>
        <draw:custom-shape draw:style-name="gr2" draw:text-style-name="P2" xml:id="id4" draw:id="id4" draw:layer="layout" svg:width="2.568cm" svg:height="1.406cm" svg:x="4.196cm" svg:y="0.81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2.904cm" svg:height="1.601cm" svg:x="0.492cm" svg:y="0.715cm">
          <text:p text:style-name="P1"><text:span text:style-name="T1">Name:</text:span></text:p>
          <text:p text:style-name="P1"><text:span text:style-name="T1">Cold Wat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688cm" svg:y1="1.514cm" svg:x2="6.764cm" svg:y2="1.513cm" draw:start-shape="id3" draw:start-glue-point="3" draw:end-shape="id4" draw:end-glue-point="10" svg:d="M7688 1514l-924-1" svg:viewBox="0 0 925 2">
          <text:p/>
        </draw:connector>
        <draw:connector draw:style-name="gr4" draw:text-style-name="P3" draw:layer="layout" draw:type="line" svg:x1="4.196cm" svg:y1="1.513cm" svg:x2="3.396cm" svg:y2="1.515cm" draw:start-shape="id4" draw:start-glue-point="6" draw:end-shape="id5" draw:end-glue-point="1" svg:d="M4196 1513l-800 2" svg:viewBox="0 0 801 3">
          <text:p/>
        </draw:connector>
        <draw:custom-shape draw:style-name="gr2" draw:text-style-name="P2" xml:id="id6" draw:id="id6" draw:layer="layout" svg:width="2.568cm" svg:height="1.406cm" svg:x="4.332cm" svg:y="6.694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2.904cm" svg:height="1.601cm" svg:x="0.596cm" svg:y="6.599cm">
          <text:p text:style-name="P1"><text:span text:style-name="T1">Description:</text:span></text:p>
          <text:p text:style-name="P1"><text:span text:style-name="T1">FireFighting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818cm" svg:y1="7.379cm" svg:x2="6.9cm" svg:y2="7.397cm" draw:start-shape="id1" draw:start-glue-point="3" draw:end-shape="id6" draw:end-glue-point="10" svg:d="M7818 7379l-918 18" svg:viewBox="0 0 919 19">
          <text:p/>
        </draw:connector>
        <draw:connector draw:style-name="gr4" draw:text-style-name="P3" draw:layer="layout" draw:type="line" svg:x1="4.332cm" svg:y1="7.397cm" svg:x2="3.5cm" svg:y2="7.399cm" draw:start-shape="id6" draw:start-glue-point="6" draw:end-shape="id7" svg:d="M4332 7397l-832 2" svg:viewBox="0 0 833 3">
          <text:p/>
        </draw:connector>
        <draw:custom-shape draw:style-name="gr1" draw:text-style-name="P2" xml:id="id15" draw:id="id15" draw:layer="layout" svg:width="2.649cm" svg:height="1.622cm" svg:x="7.8cm" svg:y="12.1cm">
          <text:p text:style-name="P1"><text:span text:style-name="T1">FlowSeg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568cm" svg:height="1.406cm" svg:x="4.336cm" svg:y="12.194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2.904cm" svg:height="1.601cm" svg:x="0.6cm" svg:y="12.099cm">
          <text:p text:style-name="P1"><text:span text:style-name="T1">Description:</text:span></text:p>
          <text:p text:style-name="P1"><text:span text:style-name="T1">FireFighting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336cm" svg:y1="12.897cm" svg:x2="3.504cm" svg:y2="12.899cm" draw:start-shape="id8" draw:start-glue-point="6" draw:end-shape="id9" svg:d="M4336 12897l-832 2" svg:viewBox="0 0 833 3">
          <text:p/>
        </draw:connector>
        <draw:connector draw:style-name="gr4" draw:text-style-name="P3" draw:layer="layout" draw:type="line" svg:x1="7.8cm" svg:y1="12.911cm" svg:x2="6.904cm" svg:y2="12.897cm" draw:end-shape="id8" draw:end-glue-point="10" svg:d="M7800 12911l-896-14" svg:viewBox="0 0 897 15">
          <text:p/>
        </draw:connector>
        <draw:custom-shape draw:style-name="gr1" draw:text-style-name="P2" xml:id="id11" draw:id="id11" draw:layer="layout" svg:width="2.649cm" svg:height="1.622cm" svg:x="7.751cm" svg:y="17.6cm">
          <text:p text:style-name="P1"><text:span text:style-name="T1">FlowStorage</text:span></text:p>
          <text:p text:style-name="P1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2.568cm" svg:height="1.406cm" svg:x="4.4cm" svg:y="17.7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2.904cm" svg:height="1.601cm" svg:x="0.596cm" svg:y="17.6cm">
          <text:p text:style-name="P1"><text:span text:style-name="T1">Name:</text:span></text:p>
          <text:p text:style-name="P1"><text:span text:style-name="T1">FireFighting Water</text:span></text:p>
          <text:p text:style-name="P1"><text:span text:style-name="T1">Storage Tan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2.889cm" svg:height="2.525cm" svg:x="11.911cm" svg:y="6.1cm">
          <text:p text:style-name="P1"><text:span text:style-name="T1">Is Connec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0.467cm" svg:y1="7.379cm" svg:x2="11.911cm" svg:y2="7.363cm" draw:start-shape="id1" draw:start-glue-point="1" draw:end-shape="id10" draw:end-glue-point="5" svg:d="M10467 7379l1444-16" svg:viewBox="0 0 1445 17">
          <text:p/>
        </draw:connector>
        <draw:connector draw:style-name="gr4" draw:text-style-name="P3" draw:layer="layout" draw:type="line" svg:x1="7.751cm" svg:y1="18.411cm" svg:x2="6.968cm" svg:y2="18.403cm" draw:start-shape="id11" draw:start-glue-point="3" draw:end-shape="id12" draw:end-glue-point="10" svg:d="M7751 18411l-783-8" svg:viewBox="0 0 784 9">
          <text:p/>
        </draw:connector>
        <draw:connector draw:style-name="gr4" draw:text-style-name="P3" draw:layer="layout" draw:type="line" svg:x1="4.4cm" svg:y1="18.403cm" svg:x2="3.5cm" svg:y2="18.4cm" draw:start-shape="id12" draw:start-glue-point="6" draw:end-shape="id13" draw:end-glue-point="1" svg:d="M4400 18403l-900-3" svg:viewBox="0 0 901 4">
          <text:p/>
        </draw:connector>
        <draw:custom-shape draw:style-name="gr5" draw:text-style-name="P2" draw:layer="layout" svg:width="2.889cm" svg:height="2.525cm" svg:x="7.711cm" svg:y="8.9cm">
          <text:p text:style-name="P1"><text:span text:style-name="T1">Is Connec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4" draw:id="id14" draw:layer="layout" svg:width="2.889cm" svg:height="2.525cm" svg:x="7.711cm" svg:y="8.9cm">
          <text:p text:style-name="P1"><text:span text:style-name="T1">Is Connec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6" draw:id="id16" draw:layer="layout" svg:width="2.889cm" svg:height="2.525cm" svg:x="7.7cm" svg:y="14.475cm">
          <text:p text:style-name="P1"><text:span text:style-name="T1">Is Connec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4.1cm" svg:height="5.201cm" svg:x="21.2cm" svg:y="7.59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142cm" svg:y1="8.19cm" svg:x2="9.156cm" svg:y2="8.9cm" draw:start-shape="id1" draw:start-glue-point="2" draw:end-shape="id14" draw:end-glue-point="4" svg:d="M9142 8190l14 710" svg:viewBox="0 0 15 711">
          <text:p/>
        </draw:connector>
        <draw:connector draw:style-name="gr4" draw:text-style-name="P3" draw:layer="layout" draw:type="line" svg:x1="9.156cm" svg:y1="11.425cm" svg:x2="9.124cm" svg:y2="12.1cm" draw:start-shape="id14" draw:start-glue-point="6" draw:end-shape="id15" draw:end-glue-point="0" svg:d="M9156 11425l-32 675" svg:viewBox="0 0 33 676">
          <text:p/>
        </draw:connector>
        <draw:connector draw:style-name="gr4" draw:text-style-name="P3" draw:layer="layout" draw:type="line" svg:x1="9.124cm" svg:y1="13.722cm" svg:x2="9.145cm" svg:y2="14.475cm" draw:start-shape="id15" draw:start-glue-point="2" draw:end-shape="id16" draw:end-glue-point="4" svg:d="M9124 13722l21 753" svg:viewBox="0 0 22 754">
          <text:p/>
        </draw:connector>
        <draw:connector draw:style-name="gr4" draw:text-style-name="P3" draw:layer="layout" draw:type="line" svg:x1="9.145cm" svg:y1="17cm" svg:x2="9.075cm" svg:y2="17.6cm" draw:start-shape="id16" draw:start-glue-point="6" draw:end-shape="id11" svg:d="M9145 17000l-70 600" svg:viewBox="0 0 71 601">
          <text:p/>
        </draw:connector>
        <draw:custom-shape draw:style-name="gr7" draw:text-style-name="P2" xml:id="id19" draw:id="id19" draw:layer="layout" svg:width="3.3cm" svg:height="1.4cm" svg:x="21.6cm" svg:y="8.8cm">
          <text:p text:style-name="P1"><text:span text:style-name="T1">Potable Water</text:span></text:p>
          <text:p text:style-name="P1"><text:span text:style-name="T1">Storage Tank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3cm" svg:height="1.4cm" svg:x="21.6cm" svg:y="7.7cm">
          <text:p text:style-name="P1"><text:span text:style-name="T1">Name: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0" draw:id="id20" draw:layer="layout" svg:width="3.3cm" svg:height="1.4cm" svg:x="21.6cm" svg:y="10.8cm">
          <text:p text:style-name="P5"><text:span text:style-name="T1">Combined Water</text:span></text:p>
          <text:p text:style-name="P1"><text:span text:style-name="T1">Storage Ta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2.649cm" svg:height="1.622cm" svg:x="16.151cm" svg:y="6.578cm">
          <text:p text:style-name="P1"><text:span text:style-name="T1">FlowStorage</text:span></text:p>
          <text:p text:style-name="P1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2.568cm" svg:height="1.406cm" svg:x="16.132cm" svg:y="9.594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4.8cm" svg:y1="7.363cm" svg:x2="16.151cm" svg:y2="7.389cm" draw:start-shape="id10" draw:start-glue-point="7" draw:end-shape="id17" draw:end-glue-point="3" svg:d="M14800 7363l1351 26" svg:viewBox="0 0 1352 27">
          <text:p/>
        </draw:connector>
        <draw:connector draw:style-name="gr4" draw:text-style-name="P3" draw:layer="layout" draw:type="line" svg:x1="17.475cm" svg:y1="8.2cm" svg:x2="17.416cm" svg:y2="9.594cm" draw:start-shape="id17" draw:start-glue-point="2" draw:end-shape="id18" draw:end-glue-point="4" svg:d="M17475 8200l-59 1394" svg:viewBox="0 0 60 1395">
          <text:p/>
        </draw:connector>
        <draw:connector draw:style-name="gr4" draw:text-style-name="P3" draw:layer="layout" draw:type="line" svg:x1="18.7cm" svg:y1="10.297cm" svg:x2="21.6cm" svg:y2="9.5cm" draw:start-shape="id18" draw:start-glue-point="10" draw:end-shape="id19" svg:d="M18700 10297l2900-797" svg:viewBox="0 0 2901 798">
          <text:p/>
        </draw:connector>
        <draw:connector draw:style-name="gr4" draw:text-style-name="P3" draw:layer="layout" draw:type="line" svg:x1="18.7cm" svg:y1="10.297cm" svg:x2="21.6cm" svg:y2="11.5cm" draw:start-shape="id18" draw:start-glue-point="10" draw:end-shape="id20" draw:end-glue-point="3" svg:d="M18700 10297l2900 1203" svg:viewBox="0 0 2901 1204">
          <text:p/>
        </draw:connector>
        <draw:custom-shape draw:style-name="gr8" draw:text-style-name="P4" draw:layer="layout" svg:width="3.3cm" svg:height="1.4cm" svg:x="18.8cm" svg:y="9.8cm"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904cm" svg:height="1.601cm" svg:x="20.7cm" svg:y="6.399cm">
          <text:p text:style-name="P1"><text:span text:style-name="T2">NOT</text:span></text:p>
          <draw:enhanced-geometry svg:viewBox="0 0 21600 21600" draw:type="rectangle" draw:enhanced-path="M 0 0 L 21600 0 21600 21600 0 21600 0 0 Z N"/>
        </draw:custom-shape>
        <draw:line draw:style-name="gr10" draw:text-style-name="P3" xml:id="id21" draw:id="id21" draw:layer="layout" svg:x1="21.3cm" svg:y1="6.999cm" svg:x2="21.3cm" svg:y2="7.399cm">
          <text:p/>
        </draw:line>
        <draw:connector draw:style-name="gr10" draw:text-style-name="P3" draw:layer="layout" draw:type="line" svg:x1="21.3cm" svg:y1="6.999cm" svg:x2="21.687cm" svg:y2="6.99cm" draw:start-shape="id21" draw:start-glue-point="0" svg:d="M21300 6999l387-9" svg:viewBox="0 0 388 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0:38:07.844000000</meta:creation-date>
    <meta:editing-duration>PT4H4M</meta:editing-duration>
    <meta:editing-cycles>2</meta:editing-cycles>
    <meta:generator>LibreOffice/6.0.6.2$Windows_X86_64 LibreOffice_project/0c292870b25a325b5ed35f6b45599d2ea4458e77</meta:generator>
    <dc:date>2018-11-05T14:52:16.387000000</dc:date>
    <meta:document-statistic meta:object-count="46"/>
  </office:meta>
</office:document-meta>
</file>